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paragraph-properties fo:text-align="center" style:justify-single-word="false"/>
      <style:text-properties officeooo:rsid="00173f83" officeooo:paragraph-rsid="00173f83"/>
    </style:style>
    <style:style style:name="P4" style:family="paragraph" style:parent-style-name="Standard">
      <style:paragraph-properties fo:text-align="center" style:justify-single-word="false"/>
      <style:text-properties officeooo:rsid="00192ac9" officeooo:paragraph-rsid="00192ac9"/>
    </style:style>
    <style:style style:name="P5" style:family="paragraph" style:parent-style-name="Standard">
      <style:paragraph-properties fo:text-align="start" style:justify-single-word="false"/>
      <style:text-properties officeooo:rsid="00192ac9" officeooo:paragraph-rsid="00192ac9"/>
    </style:style>
    <style:style style:name="P6" style:family="paragraph" style:parent-style-name="Standard">
      <style:paragraph-properties fo:text-align="start" style:justify-single-word="false"/>
      <style:text-properties officeooo:rsid="001eae6e" officeooo:paragraph-rsid="001eae6e"/>
    </style:style>
    <style:style style:name="P7" style:family="paragraph" style:parent-style-name="Heading_20_1">
      <style:paragraph-properties fo:break-before="page"/>
    </style:style>
    <style:style style:name="T1" style:family="text">
      <style:text-properties officeooo:rsid="001da38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flow Ofen Umbau Kit</text:p>
      <text:p text:style-name="P3">von Thorsten Kattanek</text:p>
      <text:p text:style-name="P3">Berlin, 03.10.202</text:p>
      <text:p text:style-name="P3"/>
      <text:p text:style-name="P4">PCB Rev.: 1.0.0 / Firmware: 1.0.0</text:p>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_Toc2507_1141157870" text:style-name="Index_20_Link" text:visited-style-name="Index_20_Link">1. Was ist das Reflow Ofen Umbau Kit?<text:tab/>2</text:a></text:p>
        </text:index-body>
      </text:table-of-content>
      <text:p text:style-name="P5"/>
      <text:h text:style-name="P7" text:outline-level="1"><text:bookmark-start text:name="__RefHeading___Toc2507_1141157870"/><text:span text:style-name="T1">1. </text:span>Was ist das Reflow Ofen Umbau Kit?<text:bookmark-end text:name="__RefHeading___Toc2507_1141157870"/></text:h>
      <text:p text:style-name="P6">Mit dem „Reflow Ofen Umbau Kit“ (in Zukunft „Kit“ genannt) kann man einen alten Pizza Ofen zu einem Reflow Ofen umfunktionieren. Das Kit beinhaltet die komplette Mikrocontroller gestützte Steuerung und das entsprechende Netzteil welches die 5V und 12V bereitstellt. Dieses Kit ist für Hobbyelektroniker gedacht die hin und wieder eine Platine mit SMD Bauteilen löten wollen, jedoch eine Anschaffung eines Reflows Ofens zu kostenintensiv i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1:40:49.216842063</meta:creation-date>
    <dc:date>2020-10-03T12:04:49.707835857</dc:date>
    <meta:editing-duration>PT23M57S</meta:editing-duration>
    <meta:editing-cycles>7</meta:editing-cycles>
    <meta:generator>LibreOffice/6.4.6.2$Linux_X86_64 LibreOffice_project/40$Build-2</meta:generator>
    <meta:document-statistic meta:table-count="0" meta:image-count="0" meta:object-count="0" meta:page-count="2" meta:paragraph-count="9" meta:word-count="99" meta:character-count="628" meta:non-whitespace-character-count="538"/>
  </office:meta>
</office:document-meta>
</file>